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12C0000008C3BE6529631189952.png" manifest:media-type="image/png"/>
  <manifest:file-entry manifest:full-path="Pictures/1000000000000390000002A0F36312FB10F775B5.png" manifest:media-type="image/png"/>
  <manifest:file-entry manifest:full-path="Pictures/10002E2C000025AF000014F87C35248CC841EF6F.svg" manifest:media-type="image/svg+xml"/>
  <manifest:file-entry manifest:full-path="Pictures/10000201000003C00000022228FC383CB2BF37EC.png" manifest:media-type="image/png"/>
  <manifest:file-entry manifest:full-path="Pictures/100002010000016D000000AA0A4C82275CD4B5F0.png" manifest:media-type="image/png"/>
  <manifest:file-entry manifest:full-path="Pictures/100002010000016D000000CBFEAF8EB41DFEF608.png" manifest:media-type="image/png"/>
  <manifest:file-entry manifest:full-path="Pictures/10000000000003900000001E6F907D6CD53072D0.png" manifest:media-type="image/png"/>
  <manifest:file-entry manifest:full-path="Pictures/1000160A000025AF000011893472975093088BA3.svg" manifest:media-type="image/svg+xml"/>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loext:graphic-properties draw:fill-color="#ffffff"/>
      <style:paragraph-properties fo:margin-top="0cm" fo:margin-bottom="0.152cm" fo:text-align="start"/>
      <style:text-properties fo:color="#000000"/>
    </style:style>
    <style:style style:name="P3" style:family="paragraph">
      <loext:graphic-properties draw:fill-color="#ffffff"/>
      <style:text-properties fo:font-size="14pt" style:font-size-asian="14pt" style:font-size-complex="14pt"/>
    </style:style>
    <style:style style:name="P4" style:family="paragraph">
      <style:paragraph-properties fo:margin-top="0cm" fo:margin-bottom="0cm" fo:line-height="93%" fo:text-align="start"/>
    </style:style>
    <style:style style:name="P5" style:family="paragraph">
      <loext:graphic-properties draw:fill="none"/>
      <style:paragraph-properties fo:margin-top="0cm" fo:margin-bottom="0cm" fo:line-height="93%" fo:text-align="start"/>
      <style:text-properties fo:font-size="18pt"/>
    </style:style>
    <style:style style:name="P6" style:family="paragraph">
      <loext:graphic-properties draw:fill-color="#ffffff"/>
    </style:style>
    <style:style style:name="T1" style:family="text">
      <style:text-properties fo:color="#000000" style:text-line-through-style="none" style:text-line-through-type="none" style:font-name="Arial2" fo:font-size="36pt" fo:letter-spacing="normal" fo:font-style="normal" style:text-underline-style="none" fo:font-weight="normal" style:font-size-asian="36pt" style:font-style-asian="normal" style:font-weight-asian="normal" style:font-name-complex="Lucida Sans Unicode"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996633" style:family="text" style:display-name="md2odp-TColor996633">
      <style:text-properties fo:color="#996633"/>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66BB" style:family="text" style:display-name="md2odp-TColor0066BB">
      <style:text-properties fo:color="#0066BB"/>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supportconfig-utils</text:p>
          </draw:text-box>
        </draw:frame>
        <draw:frame presentation:style-name="pr2" draw:text-style-name="P2" draw:layer="layout" svg:width="10.566cm" svg:height="3.326cm" svg:x="2.261cm" svg:y="13.081cm" presentation:class="subtitle" presentation:placeholder="true" presentation:user-transformed="true">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presentation:user-transformed="true">
            <draw:text-box/>
          </draw:frame>
        </presentation:notes>
      </draw:page>
      <draw:page draw:id="page1" draw:name="bbd928f32a4247cc8246d04da973c805" draw:master-page-name="No-Logo_20_Content" presentation:presentation-page-layout-name="AL3T1">
        <draw:frame svg:width="20.93cm" svg:height="2.743cm" draw:z-index="0" svg:x="2.286cm" svg:y="0.711cm" presentation:class="title" presentation:style-name="md2odp-TitleText">
          <draw:text-box>
            <text:p><text:span>Vision for tools</text:span></text:p>
          </draw:text-box>
        </draw:frame>
        <draw:frame svg:width="20.93cm" svg:height="11.049cm" draw:z-index="0" svg:x="2.286cm" svg:y="4.039cm" presentation:class="outline" presentation:style-name="md2odp-OutlineText">
          <draw:text-box>
            <text:list text:style-name="OutlineListStyle">
              <text:list-item>
                <text:p><text:span>Deliver </text:span><text:span text:style-name="md2odp-TextDoubleEmphasisStyle"><text:span>fastest possible path</text:span></text:span><text:span> from being given
supportconfigs to starting useful debugging</text:span></text:p>
              </text:list-item>
              <text:list-item>
                <text:p><text:span>Make most likely </text:span><text:span text:style-name="md2odp-TextDoubleEmphasisStyle"><text:span>area to investigate immediately available</text:span></text:span></text:p>
              </text:list-item>
              <text:list-item>
                <text:p><text:span>Make </text:span><text:span text:style-name="md2odp-TextDoubleEmphasisStyle"><text:span>debugging as efficient as possible</text:span></text:span></text:p>
              </text:list-item>
              <text:list-item>
                <text:p><text:span>Provide a </text:span><text:span text:style-name="md2odp-TextDoubleEmphasisStyle"><text:span>rich UI</text:span></text:span><text:span> for navigating / analysing
(potentially many) log files</text:span></text:p>
              </text:list-item>
              <text:list-item>
                <text:p><text:span>Extend to </text:span><text:span text:style-name="md2odp-TextDoubleEmphasisStyle"><text:span>support all SUSE products</text:span></text:span><text:span> out of the box</text:span></text:p>
              </text:list-item>
            </text:list>
          </draw:text-box>
        </draw:frame>
      </draw:page>
      <draw:page draw:id="page1" draw:name="2f3309a1becb4676b5eacb20f7ae3a2e" draw:master-page-name="No-Logo_20_Content" presentation:presentation-page-layout-name="AL3T1">
        <draw:frame svg:width="20.93cm" svg:height="2.743cm" draw:z-index="0" svg:x="2.286cm" svg:y="0.711cm" presentation:class="title" presentation:style-name="md2odp-TitleText">
          <draw:text-box>
            <text:p><text:span>Overview of tools used</text:span></text:p>
          </draw:text-box>
        </draw:frame>
        <draw:frame svg:width="20.93cm" svg:height="11.049cm" draw:z-index="0" svg:x="2.286cm" svg:y="4.039cm" presentation:class="outline" presentation:style-name="md2odp-OutlineText">
          <draw:text-box>
            <text:list text:style-name="OutlineListStyle">
              <text:list-item>
                <text:p><text:span><text:span>supportconfig-utils is built using:</text:span></text:span><text:span/></text:p>
                <text:list text:style-name="OutlineListStyle">
                  <text:list-item>
                    <text:p><text:span text:style-name="md2odp-TextDoubleEmphasisStyle"><text:span>lnav</text:span></text:span><text:span> - Log file navigator</text:span></text:p>
                  </text:list-item>
                  <text:list-item>
                    <text:p><text:span text:style-name="md2odp-TextDoubleEmphasisStyle"><text:span>tmux</text:span></text:span><text:span> - terminal multiplexer</text:span></text:p>
                  </text:list-item>
                  <text:list-item>
                    <text:p><text:span text:style-name="md2odp-TextDoubleEmphasisStyle"><text:span>unpack</text:span></text:span><text:span> - utility for unpacking any kind of archive</text:span></text:p>
                  </text:list-item>
                  <text:list-item>
                    <text:p><text:span>Some small-ish hacks in Ruby and shell</text:span></text:p>
                  </text:list-item>
                </text:list>
              </text:list-item>
            </text:list>
          </draw:text-box>
        </draw:frame>
      </draw:page>
      <draw:page draw:id="page1" draw:name="a5cce331415a4702b729da051dcba2ba" draw:master-page-name="No-Logo_20_Content" presentation:presentation-page-layout-name="AL3T1">
        <draw:frame svg:width="20.93cm" svg:height="2.743cm" draw:z-index="0" svg:x="2.286cm" svg:y="0.711cm" presentation:class="title" presentation:style-name="md2odp-TitleText">
          <draw:text-box>
            <text:p><text:span>UI</text:span></text:p>
          </draw:text-box>
        </draw:frame>
        <draw:frame svg:width="20.93cm" svg:height="11.049cm" draw:z-index="0" svg:x="2.286cm" svg:y="4.039cm" presentation:class="outline" presentation:style-name="md2odp-OutlineText">
          <draw:text-box>
            <text:list text:style-name="OutlineListStyle">
              <text:list-item>
                <text:p><text:span>Purely terminal based</text:span></text:p>
              </text:list-item>
              <text:list-item>
                <text:p><text:span>Can be run from existing terminal session
via </text:span><text:span text:style-name="md2odp-TextCodeStyle">supportconfig-tmux</text:span></text:p>
              </text:list-item>
              <text:list-item>
                <text:p><text:span>Can be launched in new terminal via </text:span><text:span text:style-name="md2odp-TextCodeStyle">supportconfig-tmux-window</text:span></text:p>
                <text:list text:style-name="OutlineListStyle">
                  <text:list-item>
                    <text:p><text:span>One click from browser to create new analysis session</text:span><text:span>!</text:span></text:p>
                  </text:list-item>
                </text:list>
              </text:list-item>
              <text:list-item>
                <text:p><text:span>Currently 1 terminal / tmux session per supportconfig</text:span></text:p>
                <text:list text:style-name="OutlineListStyle">
                  <text:list-item>
                    <text:p><text:span>May get smarter in the future</text:span></text:p>
                  </text:list-item>
                </text:list>
              </text:list-item>
            </text:list>
          </draw:text-box>
        </draw:frame>
      </draw:page>
      <draw:page draw:id="page1" draw:name="876f5502100a4545ad6741100f5e7324" draw:master-page-name="No-Logo_20_Content" presentation:presentation-page-layout-name="AL3T1">
        <draw:frame svg:width="20.93cm" svg:height="2.743cm" draw:z-index="0" svg:x="2.286cm" svg:y="0.711cm" presentation:class="title" presentation:style-name="md2odp-TitleText">
          <draw:text-box>
            <text:p><text:span>Introduction to lnav</text:span></text:p>
          </draw:text-box>
        </draw:frame>
        <draw:frame svg:width="20.93cm" svg:height="11.049cm" draw:z-index="0" svg:x="2.286cm" svg:y="4.039cm" presentation:class="outline" presentation:style-name="md2odp-OutlineText">
          <draw:text-box>
            <text:list text:style-name="OutlineListStyle">
              <text:list-item>
                <text:p><text:a xlink:href="https://lnav.org">https://lnav.org</text:a></text:p>
              </text:list-item>
              <text:list-item>
                <text:p><text:span text:style-name="md2odp-TextCodeStyle">less(1)</text:span><text:span> on steroids</text:span></text:p>
              </text:list-item>
              <text:list-item>
                <text:p><text:span>Specialises in timestamped log files</text:span></text:p>
              </text:list-item>
              <text:list-item>
                <text:p><text:span>Can auto-detect and parse many formats out of the box</text:span></text:p>
                <text:list text:style-name="OutlineListStyle">
                  <text:list-item>
                    <text:p><text:span>even more via </text:span><text:span text:style-name="md2odp-TextCodeStyle">lnav -i extra</text:span></text:p>
                  </text:list-item>
                  <text:list-item>
                    <text:p><text:span>easy to add your own</text:span></text:p>
                  </text:list-item>
                </text:list>
              </text:list-item>
              <text:list-item>
                <text:p><text:span>Chronological merging of files</text:span></text:p>
              </text:list-item>
              <text:list-item>
                <text:p><text:span text:style-name="md2odp-TextCodeStyle">tail -f</text:span><text:span> watching of live files</text:span></text:p>
              </text:list-item>
            </text:list>
          </draw:text-box>
        </draw:frame>
      </draw:page>
      <draw:page draw:id="page1" draw:name="60c9cbfef9984c53b24994413ffb5a92" draw:master-page-name="No-Logo_20_Content" presentation:presentation-page-layout-name="AL3T1">
        <draw:frame svg:width="20.93cm" svg:height="2.743cm" draw:z-index="0" svg:x="2.286cm" svg:y="0.711cm" presentation:class="title" presentation:style-name="md2odp-TitleText">
          <draw:text-box>
            <text:p><text:span>Introduction to lnav (part 2)</text:span></text:p>
          </draw:text-box>
        </draw:frame>
        <draw:frame svg:width="20.93cm" svg:height="11.049cm" draw:z-index="0" svg:x="2.286cm" svg:y="4.039cm" presentation:class="outline" presentation:style-name="md2odp-OutlineText">
          <draw:text-box>
            <text:p><text:span><text:span>Packed with </text:span><text:a xlink:href="http://lnav.org/features" office:title="None">useful features</text:a><text:span>!</text:span></text:span></text:p>
            <text:list text:style-name="OutlineListStyle">
              <text:list-item>
                <text:p><text:span>Syntax highlighting</text:span></text:p>
              </text:list-item>
              <text:list-item>
                <text:p><text:span>Time-based navigation (e.g. jump back 1 hour)</text:span></text:p>
              </text:list-item>
              <text:list-item>
                <text:p><text:span>Navigation to errors / warnings</text:span></text:p>
                <text:list text:style-name="OutlineListStyle">
                  <text:list-item>
                    <text:p><text:span>including via zoomable histogram</text:span><text:span>!</text:span></text:p>
                  </text:list-item>
                </text:list>
              </text:list-item>
              <text:list-item>
                <text:p><text:span>Regexp filtering</text:span></text:p>
              </text:list-item>
              <text:list-item>
                <text:p><text:span>Data extraction</text:span></text:p>
              </text:list-item>
              <text:list-item>
                <text:p><text:span>Full SQLite query engine embedded</text:span><text:span>!</text:span></text:p>
              </text:list-item>
              <text:list-item>
                <text:p><text:span>Command completion</text:span></text:p>
              </text:list-item>
            </text:list>
          </draw:text-box>
        </draw:frame>
      </draw:page>
      <draw:page draw:id="page1" draw:name="c5ebc713677c4115bfb1c3edcecff447" draw:master-page-name="No-Logo_20_Content" presentation:presentation-page-layout-name="AL3T1">
        <draw:frame svg:width="20.93cm" svg:height="2.743cm" draw:z-index="0" svg:x="2.286cm" svg:y="0.711cm" presentation:class="title" presentation:style-name="md2odp-TitleText">
          <draw:text-box>
            <text:p><text:span>Introduction to tmux</text:span></text:p>
          </draw:text-box>
        </draw:frame>
        <draw:frame svg:width="20.93cm" svg:height="11.049cm" draw:z-index="0" svg:x="2.286cm" svg:y="4.039cm" presentation:class="outline" presentation:style-name="md2odp-OutlineText">
          <draw:text-box>
            <text:list text:style-name="OutlineListStyle">
              <text:list-item>
                <text:p><text:span>Terminal multiplexer</text:span></text:p>
              </text:list-item>
              <text:list-item>
                <text:p><text:span>A modern alternative to GNU screen</text:span></text:p>
              </text:list-item>
              <text:list-item>
                <text:p><text:span>Client/server model (UNIX sockets)</text:span></text:p>
              </text:list-item>
              <text:list-item>
                <text:p><text:span>Multiple sessions per server</text:span></text:p>
              </text:list-item>
              <text:list-item>
                <text:p><text:span>Multiple windows per session</text:span></text:p>
              </text:list-item>
              <text:list-item>
                <text:p><text:span>Multiple panes per window</text:span></text:p>
              </text:list-item>
              <text:list-item>
                <text:p><text:span>Slightly easier to script automated setup of sessions</text:span></text:p>
              </text:list-item>
            </text:list>
          </draw:text-box>
        </draw:frame>
      </draw:page>
      <draw:page draw:id="page1" draw:name="cbe38fa4055248b4a55de5a3b684ca38" draw:master-page-name="No-Logo_20_Content" presentation:presentation-page-layout-name="AL3T1">
        <draw:frame svg:width="20.93cm" svg:height="2.743cm" draw:z-index="0" svg:x="2.286cm" svg:y="0.711cm" presentation:class="title" presentation:style-name="md2odp-TitleText">
          <draw:text-box>
            <text:p><text:span>Workflow</text:span></text:p>
          </draw:text-box>
        </draw:frame>
        <draw:frame svg:width="20.93cm" svg:height="11.049cm" draw:z-index="0" svg:x="2.286cm" svg:y="4.039cm" presentation:class="outline" presentation:style-name="md2odp-OutlineText">
          <draw:text-box>
            <text:list text:style-name="OutlineListStyle">
              <text:list-item>
                <text:p><text:span>Launch from browser or CLI</text:span></text:p>
              </text:list-item>
              <text:list-item>
                <text:p><text:span>Automatic session setup:</text:span></text:p>
                <text:list text:style-name="OutlineListStyle">
                  <text:list-item>
                    <text:p><text:span>Unpacks supportconfig</text:span></text:p>
                  </text:list-item>
                  <text:list-item>
                    <text:p><text:span>Unpacks individual files into </text:span><text:span text:style-name="md2odp-TextCodeStyle">rootfs/</text:span></text:p>
                  </text:list-item>
                  <text:list-item>
                    <text:p><text:span>Sets up new </text:span><text:span text:style-name="md2odp-TextCodeStyle">tmux</text:span><text:span> session</text:span></text:p>
                  </text:list-item>
                  <text:list-item>
                    <text:p><text:span>Extracts essential information</text:span></text:p>
                  </text:list-item>
                  <text:list-item>
                    <text:p><text:span>Determines SUSE product and context (e.g. SOC Crowbar admin node)</text:span></text:p>
                  </text:list-item>
                  <text:list-item>
                    <text:p><text:span>Launches windows with </text:span><text:span text:style-name="md2odp-TextCodeStyle">lnav</text:span><text:span> etc. showing relevant info</text:span></text:p>
                  </text:list-item>
                </text:list>
              </text:list-item>
              <text:list-item>
                <text:p><text:span>Start analysing</text:span><text:span>!</text:span></text:p>
              </text:list-item>
            </text:list>
          </draw:text-box>
        </draw:frame>
      </draw:page>
      <draw:page draw:id="page1" draw:name="344b5839dfda477a8b20f2b0cf32039b" draw:master-page-name="No-Logo_20_Content" presentation:presentation-page-layout-name="AL3T1">
        <draw:frame svg:width="20.93cm" svg:height="2.743cm" draw:z-index="0" svg:x="2.286cm" svg:y="0.711cm" presentation:class="title" presentation:style-name="md2odp-TitleText">
          <draw:text-box>
            <text:p><text:span>tmux crash course for GNU screen users</text:span></text:p>
          </draw:text-box>
        </draw:frame>
        <draw:frame svg:width="20.93cm" svg:height="11.049cm" draw:z-index="0" svg:x="2.286cm" svg:y="4.039cm" presentation:class="outline" presentation:style-name="md2odp-OutlineText">
          <draw:text-box>
            <text:list text:style-name="OutlineListStyle">
              <text:list-item>
                <text:p><text:span>Escape key is </text:span><text:span text:style-name="md2odp-TextCodeStyle">Control+b</text:span><text:span> not </text:span><text:span text:style-name="md2odp-TextCodeStyle">Control+a</text:span></text:p>
              </text:list-item>
              <text:list-item>
                <text:p><text:span>Otherwise somewhat similar default bindings</text:span></text:p>
              </text:list-item>
              <text:list-item>
                <text:p><text:span text:style-name="md2odp-TextCodeStyle">Control+b ?</text:span><text:span> for other key bindings</text:span></text:p>
              </text:list-item>
            </text:list>
          </draw:text-box>
        </draw:frame>
      </draw:page>
      <draw:page draw:id="page1" draw:name="03d2f83b95184242b957c4214f4d3a1c" draw:master-page-name="No-Logo_20_Content" presentation:presentation-page-layout-name="AL3T1">
        <draw:frame svg:width="20.93cm" svg:height="2.743cm" draw:z-index="0" svg:x="2.286cm" svg:y="0.711cm" presentation:class="title" presentation:style-name="md2odp-TitleText">
          <draw:text-box>
            <text:p><text:span>Install and Configure</text:span></text:p>
          </draw:text-box>
        </draw:frame>
        <draw:frame svg:width="20.93cm" svg:height="11.049cm" draw:z-index="0" svg:x="2.286cm" svg:y="4.039cm" presentation:class="outline" presentation:style-name="md2odp-OutlineText">
          <draw:text-box>
            <text:list text:style-name="OutlineListStyle">
              <text:list-item>
                <text:p><text:span><text:span>Install the supportconfig-utils package from OBS:</text:span></text:span><text:span/></text:p>
                <text:list text:style-name="OutlineListStyle">
                  <text:list-item>
                    <text:p><text:a xlink:href="https://software.opensuse.org/package/supportconfig-utils">https://software.opensuse.org/package/supportconfig-utils</text:a></text:p>
                  </text:list-item>
                </text:list>
                <text:p><text:span><text:span>This also installs </text:span><text:span text:style-name="md2odp-TextCodeStyle">tmux-lib</text:span><text:span> and </text:span><text:span text:style-name="md2odp-TextCodeStyle">unpack</text:span><text:span>, and sets up
MIME types / desktop handlers etc.</text:span></text:span></text:p>
              </text:list-item>
              <text:list-item>
                <text:p><text:span><text:span>Default terminal session launched using </text:span><text:span text:style-name="md2odp-TextCodeStyle">xdg-terminal</text:span><text:span>.
Can be changed in</text:span></text:span></text:p>
                <text:list text:style-name="OutlineListStyle">
                  <text:list-item>
                    <text:p><text:span text:style-name="md2odp-TextCodeStyle">~/.config/supportconfig-utils/tmux-window</text:span><text:span> or</text:span></text:p>
                  </text:list-item>
                  <text:list-item>
                    <text:p><text:span text:style-name="md2odp-TextCodeStyle">/etc/sysconfig/supportconfig-utils</text:span></text:p>
                  </text:list-item>
                </text:list>
                <text:p><text:span><text:span>e.g.</text:span></text:span><text:span/></text:p>
                <text:p text:style-name="md2odp-ParagraphCodeStyle"><text:span/><text:s text:c="2"/><text:span>SUPPORTCONFIG_UTILS_TMUX_TERMINAL=\</text:span><text:line-break/><text:span/><text:s text:c="2"/><text:span>"urxvt-256color -g 200x60 -e"</text:span></text:p>
              </text:list-item>
              <text:list-item>
                <text:p><text:span><text:span text:style-name="md2odp-TextCodeStyle">lnav</text:span><text:span> from OBS</text:span></text:span></text:p>
                <text:list text:style-name="OutlineListStyle">
                  <text:list-item>
                    <text:p><text:a xlink:href="https://build.opensuse.org/package/show/home:nicolasbock:lnav/lnav">https://build.opensuse.org/package/show/home:nicolasbock:lnav/lnav</text:a></text:p>
                  </text:list-item>
                  <text:list-item>
                    <text:p><text:a xlink:href="https://build.opensuse.org/package/show/server:monitoring/lnav">https://build.opensuse.org/package/show/server:monitoring/lnav</text:a></text:p>
                  </text:list-item>
                </text:list>
              </text:list-item>
            </text:list>
          </draw:text-box>
        </draw:frame>
      </draw:page>
      <draw:page draw:id="page1" draw:name="7dabb05c38df4035afaf56bfc423d71e"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Initial commands are "pushed" in as simulated keystrokes</text:span></text:p>
                <text:list text:style-name="OutlineListStyle">
                  <text:list-item>
                    <text:p><text:span>just press </text:span><text:span text:style-name="md2odp-TextCodeStyle">Up</text:span><text:span> to reuse shell history</text:span></text:p>
                  </text:list-item>
                </text:list>
              </text:list-item>
              <text:list-item>
                <text:p><text:span text:style-name="md2odp-TextCodeStyle">lnav2</text:span><text:span> wrapper around </text:span><text:span text:style-name="md2odp-TextCodeStyle">lnav</text:span></text:p>
                <text:list text:style-name="OutlineListStyle">
                  <text:list-item>
                    <text:p><text:span>jumps to first error on launch</text:span></text:p>
                  </text:list-item>
                  <text:list-item>
                    <text:p><text:span>sets up </text:span><text:span text:style-name="md2odp-TextCodeStyle">r</text:span><text:span>/</text:span><text:span text:style-name="md2odp-TextCodeStyle">R</text:span><text:span> keyboard shortcuts for jumping by minute</text:span></text:p>
                  </text:list-item>
                </text:list>
              </text:list-item>
              <text:list-item>
                <text:p><text:span>Automatically extracts/displays useful product-specific info</text:span></text:p>
                <text:list text:style-name="OutlineListStyle">
                  <text:list-item>
                    <text:p><text:span>e.g. nodes / IPs in cluster</text:span></text:p>
                  </text:list-item>
                  <text:list-item>
                    <text:p><text:span>tmux window per node-specific logs</text:span></text:p>
                  </text:list-item>
                </text:list>
              </text:list-item>
              <text:list-item>
                <text:p><text:span>Optionally auto-delete supportconfig files when closing tmux session</text:span></text:p>
              </text:list-item>
            </text:list>
          </draw:text-box>
        </draw:frame>
      </draw:page>
      <draw:page draw:id="page1" draw:name="26e5b41143e24181a2ccd26f93428cc4" draw:master-page-name="No-Logo_20_Content" presentation:presentation-page-layout-name="AL3T1">
        <draw:frame svg:width="20.93cm" svg:height="2.743cm" draw:z-index="0" svg:x="2.286cm" svg:y="0.711cm" presentation:class="title" presentation:style-name="md2odp-TitleText">
          <draw:text-box>
            <text:p><text:span>tmux windows</text:span></text:p>
          </draw:text-box>
        </draw:frame>
        <draw:frame svg:width="20.93cm" svg:height="11.049cm" draw:z-index="0" svg:x="2.286cm" svg:y="4.039cm" presentation:class="outline" presentation:style-name="md2odp-OutlineText">
          <draw:text-box>
            <text:p><text:span><text:span>Currently oriented towards SOCC (please help us change this</text:span><text:span>!)</text:span></text:span></text:p>
            <text:p><text:span><text:span>E.g. for SOCC controller nodes:</text:span></text:span></text:p>
            <text:list text:style-name="OutlineListStyle">
              <text:list-item>
                <text:p><text:span text:style-name="md2odp-TextCodeStyle">0</text:span><text:span>: spare shell window</text:span></text:p>
              </text:list-item>
              <text:list-item>
                <text:p><text:span text:style-name="md2odp-TextCodeStyle">VM</text:span><text:span>: </text:span><text:span text:style-name="md2odp-TextCodeStyle">/var/log/messages</text:span></text:p>
              </text:list-item>
              <text:list-item>
                <text:p><text:span text:style-name="md2odp-TextCodeStyle">lcc</text:span><text:span>: local </text:span><text:span text:style-name="md2odp-TextCodeStyle">chef-client</text:span><text:span> log</text:span></text:p>
              </text:list-item>
            </text:list>
          </draw:text-box>
        </draw:frame>
      </draw:page>
      <draw:page draw:id="page1" draw:name="10569356d58f473e827d2b48748abb93" draw:master-page-name="No-Logo_20_Content" presentation:presentation-page-layout-name="AL3T1">
        <draw:frame svg:width="20.93cm" svg:height="2.743cm" draw:z-index="0" svg:x="2.286cm" svg:y="0.711cm" presentation:class="title" presentation:style-name="md2odp-TitleText">
          <draw:text-box>
            <text:p><text:span>Cloud-specific features</text:span></text:p>
          </draw:text-box>
        </draw:frame>
        <draw:frame svg:width="20.93cm" svg:height="11.049cm" draw:z-index="0" svg:x="2.286cm" svg:y="4.039cm" presentation:class="outline" presentation:style-name="md2odp-OutlineText">
          <draw:text-box>
            <text:list text:style-name="OutlineListStyle">
              <text:list-item>
                <text:p><text:span text:style-name="md2odp-TextCodeStyle">lnav-crowbar-admin</text:span></text:p>
              </text:list-item>
              <text:list-item>
                <text:p><text:span text:style-name="md2odp-TextCodeStyle">lnav-chef-sync-marks</text:span></text:p>
              </text:list-item>
              <text:list-item>
                <text:p><text:span text:style-name="md2odp-TextCodeStyle">post-process-crowbar-logs</text:span></text:p>
              </text:list-item>
            </text:list>
          </draw:text-box>
        </draw:frame>
      </draw:page>
      <draw:page draw:id="page1" draw:name="502b504622bf4a0189d43b9b76620181" draw:master-page-name="No-Logo_20_Content" presentation:presentation-page-layout-name="AL3T1">
        <draw:frame svg:width="20.93cm" svg:height="2.743cm" draw:z-index="0" svg:x="2.286cm" svg:y="0.711cm" presentation:class="title" presentation:style-name="md2odp-TitleText">
          <draw:text-box>
            <text:p><text:span text:style-name="md2odp-TextCodeStyle">supportconfig-tmux-safe</text:span></text:p>
          </draw:text-box>
        </draw:frame>
        <draw:frame svg:width="20.93cm" svg:height="11.049cm" draw:z-index="0" svg:x="2.286cm" svg:y="4.039cm" presentation:class="outline" presentation:style-name="md2odp-OutlineText">
          <draw:text-box>
            <text:p><text:span><text:span>When </text:span><text:span text:style-name="md2odp-TextCodeStyle">unpack</text:span><text:span> fails, safe wrapper will show the error before closing
the session and hence the window.</text:span></text:span></text:p>
          </draw:text-box>
        </draw:frame>
      </draw:page>
      <draw:page draw:id="page1" draw:name="298e3b4cb5f8410cbe57b409698e026d" draw:master-page-name="No-Logo_20_Content" presentation:presentation-page-layout-name="AL3T1">
        <draw:frame svg:width="20.93cm" svg:height="2.743cm" draw:z-index="0" svg:x="2.286cm" svg:y="0.711cm" presentation:class="title" presentation:style-name="md2odp-TitleText">
          <draw:text-box>
            <text:p><text:span>Scaling up to lots of logs</text:span></text:p>
          </draw:text-box>
        </draw:frame>
        <draw:frame svg:width="20.93cm" svg:height="11.049cm" draw:z-index="0" svg:x="2.286cm" svg:y="4.039cm" presentation:class="outline" presentation:style-name="md2odp-OutlineText">
          <draw:text-box>
            <text:p><text:span><text:span>Post-processing:</text:span></text:span></text:p>
            <text:list text:style-name="OutlineListStyle">
              <text:list-item>
                <text:p><text:span>Mapping of MAC and IP addresses to aliases for readability</text:span></text:p>
                <text:list text:style-name="OutlineListStyle">
                  <text:list-item>
                    <text:p><text:span>Within log files</text:span></text:p>
                  </text:list-item>
                  <text:list-item>
                    <text:p><text:span>Within log file path names</text:span></text:p>
                  </text:list-item>
                </text:list>
              </text:list-item>
              <text:list-item>
                <text:p><text:span>Extraction of "topics" (keystone, nova, ...)</text:span></text:p>
                <text:list text:style-name="OutlineListStyle">
                  <text:list-item>
                    <text:p><text:span>Pipe </text:span><text:span text:style-name="md2odp-TextCodeStyle">STDOUT</text:span><text:span> from post-processor </text:span><text:span text:style-name="md2odp-TextCodeStyle">| xargs lnav2</text:span><text:span> to start
</text:span><text:span text:style-name="md2odp-TextCodeStyle">lnav</text:span><text:span> session for selected topics</text:span></text:p>
                  </text:list-item>
                </text:list>
              </text:list-item>
            </text:list>
            <text:p><text:span><text:span>Tip: manually maintain an 'annotations' file with timestamps / comments</text:span></text:span></text:p>
            <text:list text:style-name="OutlineListStyle">
              <text:list-item>
                <text:p><text:span>Allows human analysis to be presented in </text:span><text:span text:style-name="md2odp-TextCodeStyle">lnav</text:span><text:span> views
alongside the log files.</text:span></text:p>
              </text:list-item>
            </text:list>
          </draw:text-box>
        </draw:frame>
      </draw:page>
      <draw:page draw:id="page1" draw:name="c00f577243c14bc6acd111a6a975186a" draw:master-page-name="No-Logo_20_Content" presentation:presentation-page-layout-name="AL3T1">
        <draw:frame svg:width="20.93cm" svg:height="2.743cm" draw:z-index="0" svg:x="2.286cm" svg:y="0.711cm" presentation:class="title" presentation:style-name="md2odp-TitleText">
          <draw:text-box>
            <text:p><text:span>Questions?</text:span></text:p>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5" draw:layer="layout" svg:width="18.188cm" svg:height="2.995cm" svg:x="3.556cm" svg:y="4.625cm">
          <text:p text:style-name="P4"><text:span text:style-name="T1"/></text:p>
          <text:p text:style-name="P4"><text:span text:style-name="T1"/></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6"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Lucida Sans Unicode" svg:font-family="'Lucida Sans Unicode'" style:font-family-generic="swiss"/>
    <style:font-face style:name="Albany AMT" svg:font-family="'Albany AM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AMT" svg:font-family="'Thorndale AMT'"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Albany AMT1" svg:font-family="'Albany AMT'" style:font-family-generic="system" style:font-pitch="variable"/>
    <style:font-face style:name="Droid Sans Devanagari" svg:font-family="'Droid Sans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0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Normal" style:family="graphic">
      <style:paragraph-properties fo:margin-left="0cm" fo:margin-right="0cm" fo:margin-top="0cm" fo:margin-bottom="0.623cm" fo:line-height="115%" fo:text-align="start" fo:text-indent="0cm" style:text-autospace="ideograph-alpha"/>
      <style:text-properties style:font-name="Arial1" fo:font-family="Arial" style:font-style-name="Regular" style:font-family-generic="swiss" style:font-pitch="variable" fo:font-size="11pt" fo:language="en" fo:country="U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1"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style:shrink-to-fit="true">
        <text:list-style style:name="Title-outline1">
          <text:list-level-style-bullet text:level="1" text:bullet-char=" ">
            <style:list-level-properties/>
            <style:text-properties fo:font-family="Arial" style:font-style-name="Regular" style:font-family-generic="swiss" style:use-window-font-color="true" fo:font-size="25%"/>
          </text:list-level-style-bullet>
          <text:list-level-style-bullet text:level="2" text:bullet-char=" ">
            <style:list-level-properties/>
            <style:text-properties fo:font-family="Arial" style:font-style-name="Regular" style:font-family-generic="swiss" style:use-window-font-color="true" fo:font-size="25%"/>
          </text:list-level-style-bullet>
          <text:list-level-style-bullet text:level="3" text:bullet-char=" ">
            <style:list-level-properties/>
            <style:text-properties fo:font-family="Arial" style:font-style-name="Regular" style:font-family-generic="swiss" style:use-window-font-color="true" fo:font-size="25%"/>
          </text:list-level-style-bullet>
          <text:list-level-style-bullet text:level="4" text:bullet-char=" ">
            <style:list-level-properties/>
            <style:text-properties fo:font-family="Arial" style:font-style-name="Regular" style:font-family-generic="swiss" style:use-window-font-color="true" fo:font-size="25%"/>
          </text:list-level-style-bullet>
          <text:list-level-style-bullet text:level="5" text:bullet-char=" ">
            <style:list-level-properties/>
            <style:text-properties fo:font-family="Arial" style:font-style-name="Regular" style:font-family-generic="swiss" style:use-window-font-color="true" fo:font-size="25%"/>
          </text:list-level-style-bullet>
          <text:list-level-style-bullet text:level="6" text:bullet-char=" ">
            <style:list-level-properties/>
            <style:text-properties fo:font-family="Arial" style:font-style-name="Regular" style:font-family-generic="swiss" style:use-window-font-color="true" fo:font-size="25%"/>
          </text:list-level-style-bullet>
          <text:list-level-style-bullet text:level="7" text:bullet-char=" ">
            <style:list-level-properties/>
            <style:text-properties fo:font-family="Arial" style:font-style-name="Regular" style:font-family-generic="swiss" style:use-window-font-color="true" fo:font-size="25%"/>
          </text:list-level-style-bullet>
          <text:list-level-style-bullet text:level="8" text:bullet-char=" ">
            <style:list-level-properties/>
            <style:text-properties fo:font-family="Arial" style:font-style-name="Regular" style:font-family-generic="swiss" style:use-window-font-color="true" fo:font-size="25%"/>
          </text:list-level-style-bullet>
          <text:list-level-style-bullet text:level="9" text:bullet-char=" ">
            <style:list-level-properties/>
            <style:text-properties fo:font-family="Arial" style:font-style-name="Regular" style:font-family-generic="swiss" style:use-window-font-color="true" fo:font-size="25%"/>
          </text:list-level-style-bullet>
          <text:list-level-style-bullet text:level="10" text:bullet-char=" ">
            <style:list-level-properties/>
            <style:text-properties fo:font-family="Arial" style:font-style-name="Regular" style:font-family-generic="swiss" style:use-window-font-color="true" fo:font-size="25%"/>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1"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3"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style:shrink-to-fit="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style:shrink-to-fit="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1"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style:shrink-to-fit="true">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1"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3"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style:shrink-to-fit="true">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style:shrink-to-fit="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style:shrink-to-fit="true">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1"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2"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style:shrink-to-fit="true">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 fo:font-family="Arial" style:font-family-generic="swiss" style:font-pitch="variable" fo:font-size="6pt" style:font-size-asian="6pt" style:font-size-complex="6pt"/>
    </style:style>
    <style:style style:name="Legal-outline3" style:family="presentation" style:parent-style-name="Legal-outline2">
      <style:text-properties style:font-name="Arial"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94cm"/>
    </style:style>
    <style:style style:name="Mgr12" style:family="graphic" style:parent-style-name="standard">
      <style:graphic-properties draw:stroke="none" svg:stroke-color="#000000" draw:fill="none" draw:fill-color="#ffffff" draw:auto-grow-height="true" draw:auto-grow-width="false" fo:max-height="0cm" fo:min-height="1.12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ffffff" style:font-name="Arial" fo:font-size="11pt" style:font-size-asian="11pt" style:font-size-complex="11pt"/>
    </style:style>
    <style:style style:name="MT4" style:family="text">
      <style:text-properties fo:color="#000000" style:text-line-through-style="none" style:text-line-through-type="none"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4" fo:font-size="16pt" fo:letter-spacing="normal" fo:font-style="normal" style:text-underline-style="none" fo:font-weight="bold" style:font-size-asian="16pt" style:font-style-asian="normal" style:font-weight-asian="bold" style:font-name-complex="Arial2" style:font-size-complex="16pt" style:font-style-complex="normal" style:font-weight-complex="bold"/>
    </style:style>
    <style:style style:name="MT10" style:family="text">
      <style:text-properties fo:color="#ffffff" style:text-line-through-style="none" style:text-line-through-type="none" style:font-name="Arial4" fo:font-size="11pt" fo:letter-spacing="normal" fo:font-style="normal" style:text-underline-style="none" fo:font-weight="normal" style:font-size-asian="11pt" style:font-style-asian="normal" style:font-weight-asian="normal" style:font-name-complex="Arial2" style:font-size-complex="11pt" style:font-style-complex="normal" style:font-weight-complex="normal"/>
    </style:style>
    <style:style style:name="MT11" style:family="text">
      <style:text-properties fo:color="#ffffff" style:text-line-through-style="none" style:text-line-through-type="none" style:font-name="Arial4" fo:font-size="11pt" fo:letter-spacing="normal" fo:font-style="normal" style:text-underline-style="none" fo:font-weight="bold" style:font-size-asian="11pt" style:font-style-asian="normal" style:font-weight-asian="bold" style:font-name-complex="Arial2"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6" draw:text-style-name="MP5" draw:layer="backgroundobjects" svg:width="24.13cm" svg:height="11.593cm" svg:x="0.627cm" svg:y="0.578cm">
        <draw:image xlink:href="Pictures/10000201000003C00000022228FC383CB2BF37EC.png" xlink:type="simple" xlink:show="embed" xlink:actuate="onLoad" loext:mime-type="image/png">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6F907D6CD53072D0.png" xlink:type="simple" xlink:show="embed" xlink:actuate="onLoad" loext:mime-type="image/png">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loext:mime-type="image/svg+xml">
          <text:p/>
        </draw:image>
        <draw:image xlink:href="Pictures/100002010000016D000000AA0A4C82275CD4B5F0.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F36312FB10F775B5.png" xlink:type="simple" xlink:show="embed" xlink:actuate="onLoad" loext:mime-type="image/png">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6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5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6F907D6CD53072D0.png" xlink:type="simple" xlink:show="embed" xlink:actuate="onLoad" loext:mime-type="image/png">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44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7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7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loext:mime-type="image/svg+xml">
          <text:p/>
        </draw:image>
        <draw:image xlink:href="Pictures/100002010000016D000000CBFEAF8EB41DFEF608.png" xlink:type="simple" xlink:show="embed" xlink:actuate="onLoad" loext:mime-type="image/png"/>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28FC383CB2BF37EC.png" xlink:type="simple" xlink:show="embed" xlink:actuate="onLoad" loext:mime-type="image/png">
          <text:p/>
        </draw:image>
      </draw:frame>
      <draw:frame draw:style-name="Mgr5" draw:text-style-name="MP5" draw:layer="backgroundobjects" svg:width="4.838cm" svg:height="2.256cm" svg:x="19.11cm" svg:y="15.304cm">
        <draw:image xlink:href="Pictures/100002010000012C0000008C3BE6529631189952.png" xlink:type="simple" xlink:show="embed" xlink:actuate="onLoad" loext:mime-type="image/png">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9-07-11T11:30:42.408581229</dc:date>
    <meta:editing-duration>PT18H24M31S</meta:editing-duration>
    <meta:editing-cycles>85</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